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in" fo:margin-bottom="0.1965in" loext:contextual-spacing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<text:bookmark text:name="rstudio_console_output"/>&gt; #8.1</text:p>
      <text:p text:style-name="Preformatted_20_Text">&gt; pets = c('dog','cat','duck','chicken','duck','cat','dog')</text:p>
      <text:p text:style-name="Preformatted_20_Text">&gt; tt = table(pets)</text:p>
      <text:p text:style-name="Preformatted_20_Text">&gt; tt</text:p>
      <text:p text:style-name="Preformatted_20_Text">pets</text:p>
      <text:p text:style-name="Preformatted_20_Text"><text:s text:c="4"/>cat chicken <text:s text:c="4"/>dog <text:s text:c="3"/>duck </text:p>
      <text:p text:style-name="Preformatted_20_Text"><text:s text:c="6"/>2 <text:s text:c="6"/>1 <text:s text:c="6"/>2 <text:s text:c="6"/>2 </text:p>
      <text:p text:style-name="Preformatted_20_Text">&gt; tt['duck']</text:p>
      <text:p text:style-name="Preformatted_20_Text">duck </text:p>
      <text:p text:style-name="Preformatted_20_Text"><text:s text:c="3"/>2 </text:p>
      <text:p text:style-name="Preformatted_20_Text">&gt; </text:p>
      <text:p text:style-name="Preformatted_20_Text">&gt; tt['dog']</text:p>
      <text:p text:style-name="Preformatted_20_Text">dog </text:p>
      <text:p text:style-name="Preformatted_20_Text"><text:s text:c="2"/>2 </text:p>
      <text:p text:style-name="Preformatted_20_Text">&gt; as.data.frame(tt)</text:p>
      <text:p text:style-name="Preformatted_20_Text"><text:s text:c="5"/>pets Freq</text:p>
      <text:p text:style-name="Preformatted_20_Text">1 <text:s text:c="4"/>cat <text:s text:c="3"/>2</text:p>
      <text:p text:style-name="Preformatted_20_Text">2 chicken <text:s text:c="3"/>1</text:p>
      <text:p text:style-name="Preformatted_20_Text">3 <text:s text:c="4"/>dog <text:s text:c="3"/>2</text:p>
      <text:p text:style-name="Preformatted_20_Text">4 <text:s text:c="3"/>duck <text:s text:c="3"/>2</text:p>
      <text:p text:style-name="Preformatted_20_Text">&gt; </text:p>
      <text:p text:style-name="Preformatted_20_Text">&gt; hiinc = state.x77[,'Income'] &gt; median(state.x77[,'Income'])</text:p>
      <text:p text:style-name="Preformatted_20_Text">&gt; stateinc = table(state.region,hiinc)</text:p>
      <text:p text:style-name="Preformatted_20_Text">&gt; stateinc</text:p>
      <text:p text:style-name="Preformatted_20_Text"><text:s text:c="15"/>hiinc</text:p>
      <text:p text:style-name="Preformatted_20_Text">state.region <text:s text:c="3"/>FALSE TRUE</text:p>
      <text:p text:style-name="Preformatted_20_Text"><text:s text:c="2"/>Northeast <text:s text:c="8"/>4 <text:s text:c="3"/>5</text:p>
      <text:p text:style-name="Preformatted_20_Text"><text:s text:c="2"/>South <text:s text:c="11"/>12 <text:s text:c="3"/>4</text:p>
      <text:p text:style-name="Preformatted_20_Text"><text:s text:c="2"/>North Central <text:s text:c="4"/>5 <text:s text:c="3"/>7</text:p>
      <text:p text:style-name="Preformatted_20_Text"><text:s text:c="2"/>West <text:s text:c="13"/>4 <text:s text:c="3"/>9</text:p>
      <text:p text:style-name="Preformatted_20_Text">&gt; </text:p>
      <text:p text:style-name="Preformatted_20_Text">&gt; as.data.frame(stateinc)</text:p>
      <text:p text:style-name="Preformatted_20_Text"><text:s text:c="3"/>state.region hiinc Freq</text:p>
      <text:p text:style-name="Preformatted_20_Text">1 <text:s text:c="4"/>Northeast FALSE <text:s text:c="3"/>4</text:p>
      <text:p text:style-name="Preformatted_20_Text">2 <text:s text:c="8"/>South FALSE <text:s text:c="2"/>12</text:p>
      <text:p text:style-name="Preformatted_20_Text">3 North Central FALSE <text:s text:c="3"/>5</text:p>
      <text:p text:style-name="Preformatted_20_Text">4 <text:s text:c="9"/>West FALSE <text:s text:c="3"/>4</text:p>
      <text:p text:style-name="Preformatted_20_Text">5 <text:s text:c="4"/>Northeast <text:s/>TRUE <text:s text:c="3"/>5</text:p>
      <text:p text:style-name="Preformatted_20_Text">6 <text:s text:c="8"/>South <text:s/>TRUE <text:s text:c="3"/>4</text:p>
      <text:p text:style-name="Preformatted_20_Text">7 North Central <text:s/>TRUE <text:s text:c="3"/>7</text:p>
      <text:p text:style-name="Preformatted_20_Text">8 <text:s text:c="9"/>West <text:s/>TRUE <text:s text:c="3"/>9</text:p>
      <text:p text:style-name="Preformatted_20_Text">&gt; x = data.frame(a=c(1,2,2,1,2,2,1),b=c(1,2,2,1,1,2,1),</text:p>
      <text:p text:style-name="Preformatted_20_Text">+ <text:s text:c="15"/>c=c(1,1,2,1,2,2,1))</text:p>
      <text:p text:style-name="Preformatted_20_Text">&gt; x</text:p>
      <text:p text:style-name="Preformatted_20_Text"><text:s text:c="2"/>a b c</text:p>
      <text:p text:style-name="Preformatted_20_Text">1 1 1 1</text:p>
      <text:p text:style-name="Preformatted_20_Text">2 2 2 1</text:p>
      <text:p text:style-name="Preformatted_20_Text">3 2 2 2</text:p>
      <text:p text:style-name="Preformatted_20_Text">4 1 1 1</text:p>
      <text:p text:style-name="Preformatted_20_Text">5 2 1 2</text:p>
      <text:p text:style-name="Preformatted_20_Text">6 2 2 2</text:p>
      <text:p text:style-name="Preformatted_20_Text">7 1 1 1</text:p>
      <text:p text:style-name="Preformatted_20_Text">&gt; </text:p>
      <text:p text:style-name="Preformatted_20_Text">&gt; as.data.frame(table(x))</text:p>
      <text:p text:style-name="Preformatted_20_Text"><text:s text:c="2"/>a b c Freq</text:p>
      <text:p text:style-name="Preformatted_20_Text">1 1 1 1 <text:s text:c="3"/>3</text:p>
      <text:p text:style-name="Preformatted_20_Text">2 2 1 1 <text:s text:c="3"/>0</text:p>
      <text:p text:style-name="Preformatted_20_Text">3 1 2 1 <text:s text:c="3"/>0</text:p>
      <text:p text:style-name="Preformatted_20_Text">4 2 2 1 <text:s text:c="3"/>1</text:p>
      <text:p text:style-name="Preformatted_20_Text">5 1 1 2 <text:s text:c="3"/>0</text:p>
      <text:p text:style-name="Preformatted_20_Text">6 2 1 2 <text:s text:c="3"/>1</text:p>
      <text:p text:style-name="Preformatted_20_Text">7 1 2 2 <text:s text:c="3"/>0</text:p>
      <text:p text:style-name="Preformatted_20_Text">8 2 2 2 <text:s text:c="3"/>2</text:p>
      <text:p text:style-name="Preformatted_20_Text">&gt; </text:p>
      <text:p text:style-name="Preformatted_20_Text"><text:soft-page-break/>&gt; tt = table(infert$education,infert$parity)</text:p>
      <text:p text:style-name="Preformatted_20_Text">&gt; tt</text:p>
      <text:p text:style-name="Preformatted_20_Text"><text:s text:c="9"/></text:p>
      <text:p text:style-name="Preformatted_20_Text"><text:s text:c="11"/>1 <text:s/>2 <text:s/>3 <text:s/>4 <text:s/>5 <text:s/>6</text:p>
      <text:p text:style-name="Preformatted_20_Text"><text:s text:c="2"/>0-5yrs <text:s text:c="2"/>3 <text:s/>0 <text:s/>0 <text:s/>3 <text:s/>0 <text:s/>6</text:p>
      <text:p text:style-name="Preformatted_20_Text"><text:s text:c="2"/>6-11yrs 42 42 21 12 <text:s/>3 <text:s/>0</text:p>
      <text:p text:style-name="Preformatted_20_Text"><text:s text:c="2"/>12+ yrs 54 39 15 <text:s/>3 <text:s/>3 <text:s/>2</text:p>
      <text:p text:style-name="Preformatted_20_Text">&gt; </text:p>
      <text:p text:style-name="Preformatted_20_Text">&gt; tt1 = addmargins(tt,1)</text:p>
      <text:p text:style-name="Preformatted_20_Text">&gt; tt1</text:p>
      <text:p text:style-name="Preformatted_20_Text"><text:s text:c="9"/></text:p>
      <text:p text:style-name="Preformatted_20_Text"><text:s text:c="11"/>1 <text:s/>2 <text:s/>3 <text:s/>4 <text:s/>5 <text:s/>6</text:p>
      <text:p text:style-name="Preformatted_20_Text"><text:s text:c="2"/>0-5yrs <text:s text:c="2"/>3 <text:s/>0 <text:s/>0 <text:s/>3 <text:s/>0 <text:s/>6</text:p>
      <text:p text:style-name="Preformatted_20_Text"><text:s text:c="2"/>6-11yrs 42 42 21 12 <text:s/>3 <text:s/>0</text:p>
      <text:p text:style-name="Preformatted_20_Text"><text:s text:c="2"/>12+ yrs 54 39 15 <text:s/>3 <text:s/>3 <text:s/>2</text:p>
      <text:p text:style-name="Preformatted_20_Text"><text:s text:c="2"/>Sum <text:s text:c="4"/>99 81 36 18 <text:s/>6 <text:s/>8</text:p>
      <text:p text:style-name="Preformatted_20_Text">&gt; </text:p>
      <text:p text:style-name="Preformatted_20_Text">&gt; tt12 = addmargins(tt,c(1,2))</text:p>
      <text:p text:style-name="Preformatted_20_Text">&gt; tt12</text:p>
      <text:p text:style-name="Preformatted_20_Text"><text:s text:c="9"/></text:p>
      <text:p text:style-name="Preformatted_20_Text"><text:s text:c="12"/>1 <text:s text:c="2"/>2 <text:s text:c="2"/>3 <text:s text:c="2"/>4 <text:s text:c="2"/>5 <text:s text:c="2"/>6 Sum</text:p>
      <text:p text:style-name="Preformatted_20_Text"><text:s text:c="2"/>0-5yrs <text:s text:c="3"/>3 <text:s text:c="2"/>0 <text:s text:c="2"/>0 <text:s text:c="2"/>3 <text:s text:c="2"/>0 <text:s text:c="2"/>6 <text:s/>12</text:p>
      <text:p text:style-name="Preformatted_20_Text"><text:s text:c="2"/>6-11yrs <text:s/>42 <text:s/>42 <text:s/>21 <text:s/>12 <text:s text:c="2"/>3 <text:s text:c="2"/>0 120</text:p>
      <text:p text:style-name="Preformatted_20_Text"><text:s text:c="2"/>12+ yrs <text:s/>54 <text:s/>39 <text:s/>15 <text:s text:c="2"/>3 <text:s text:c="2"/>3 <text:s text:c="2"/>2 116</text:p>
      <text:p text:style-name="Preformatted_20_Text"><text:s text:c="2"/>Sum <text:s text:c="5"/>99 <text:s/>81 <text:s/>36 <text:s/>18 <text:s text:c="2"/>6 <text:s text:c="2"/>8 248</text:p>
      <text:p text:style-name="Preformatted_20_Text">&gt; </text:p>
      <text:p text:style-name="Preformatted_20_Text">&gt; dimnames(tt12)</text:p>
      <text:p text:style-name="Preformatted_20_Text">[[1]]</text:p>
      <text:p text:style-name="Preformatted_20_Text">[1] "0-5yrs" <text:s/>"6-11yrs" "12+ yrs" "Sum" <text:s text:c="3"/></text:p>
      <text:p text:style-name="Preformatted_20_Text"/>
      <text:p text:style-name="Preformatted_20_Text">[[2]]</text:p>
      <text:p text:style-name="Preformatted_20_Text">[1] "1" <text:s text:c="2"/>"2" <text:s text:c="2"/>"3" <text:s text:c="2"/>"4" <text:s text:c="2"/>"5" <text:s text:c="2"/>"6" <text:s text:c="2"/>"Sum"</text:p>
      <text:p text:style-name="Preformatted_20_Text"/>
      <text:p text:style-name="Preformatted_20_Text">&gt; prop.table(tt,2)</text:p>
      <text:p text:style-name="Preformatted_20_Text"><text:s text:c="9"/></text:p>
      <text:p text:style-name="Preformatted_20_Text"><text:s text:c="19"/>1 <text:s text:c="9"/>2 <text:s text:c="9"/>3 <text:s text:c="9"/>4</text:p>
      <text:p text:style-name="Preformatted_20_Text"><text:s text:c="2"/>0-5yrs <text:s/>0.03030303 0.00000000 0.00000000 0.16666667</text:p>
      <text:p text:style-name="Preformatted_20_Text"><text:s text:c="2"/>6-11yrs 0.42424242 0.51851852 0.58333333 0.66666667</text:p>
      <text:p text:style-name="Preformatted_20_Text"><text:s text:c="2"/>12+ yrs 0.54545455 0.48148148 0.41666667 0.16666667</text:p>
      <text:p text:style-name="Preformatted_20_Text"><text:s text:c="9"/></text:p>
      <text:p text:style-name="Preformatted_20_Text"><text:s text:c="19"/>5 <text:s text:c="9"/>6</text:p>
      <text:p text:style-name="Preformatted_20_Text"><text:s text:c="2"/>0-5yrs <text:s/>0.00000000 0.75000000</text:p>
      <text:p text:style-name="Preformatted_20_Text"><text:s text:c="2"/>6-11yrs 0.50000000 0.00000000</text:p>
      <text:p text:style-name="Preformatted_20_Text"><text:s text:c="2"/>12+ yrs 0.50000000 0.25000000</text:p>
      <text:p text:style-name="Preformatted_20_Text">&gt; </text:p>
      <text:p text:style-name="Preformatted_20_Text">&gt; ftable(UCBAdmissions)</text:p>
      <text:p text:style-name="Preformatted_20_Text"><text:s text:c="16"/>Dept <text:s text:c="2"/>A <text:s text:c="2"/>B <text:s text:c="2"/>C <text:s text:c="2"/>D <text:s text:c="2"/>E <text:s text:c="2"/>F</text:p>
      <text:p text:style-name="Preformatted_20_Text">Admit <text:s text:c="3"/>Gender <text:s text:c="28"/></text:p>
      <text:p text:style-name="Preformatted_20_Text">Admitted Male <text:s text:c="7"/>512 353 120 138 <text:s/>53 <text:s/>22</text:p>
      <text:p text:style-name="Preformatted_20_Text"><text:s text:c="9"/>Female <text:s text:c="6"/>89 <text:s/>17 202 131 <text:s/>94 <text:s/>24</text:p>
      <text:p text:style-name="Preformatted_20_Text">Rejected Male <text:s text:c="7"/>313 207 205 279 138 351</text:p>
      <text:p text:style-name="Preformatted_20_Text"><text:s text:c="9"/>Female <text:s text:c="6"/>19 <text:s text:c="2"/>8 391 244 299 317</text:p>
      <text:p text:style-name="Preformatted_20_Text">&gt; xtabs(~state.region + hiinc)</text:p>
      <text:p text:style-name="Preformatted_20_Text"><text:s text:c="15"/>hiinc</text:p>
      <text:p text:style-name="Preformatted_20_Text">state.region <text:s text:c="3"/>FALSE TRUE</text:p>
      <text:p text:style-name="Preformatted_20_Text"><text:s text:c="2"/>Northeast <text:s text:c="8"/>4 <text:s text:c="3"/>5</text:p>
      <text:p text:style-name="Preformatted_20_Text"><text:s text:c="2"/>South <text:s text:c="11"/>12 <text:s text:c="3"/>4</text:p>
      <text:p text:style-name="Preformatted_20_Text"><text:s text:c="2"/>North Central <text:s text:c="4"/>5 <text:s text:c="3"/>7</text:p>
      <text:p text:style-name="Preformatted_20_Text"><text:s text:c="2"/>West <text:s text:c="13"/>4 <text:s text:c="3"/>9</text:p>
      <text:p text:style-name="Preformatted_20_Text">&gt; x = data.frame(a=c(1,2,2,1,2,2,1),b=c(1,2,2,1,1,2,1),</text:p>
      <text:p text:style-name="Preformatted_20_Text">+ <text:s text:c="15"/>c=c(1,1,2,1,2,2,1))</text:p>
      <text:p text:style-name="Preformatted_20_Text">&gt; dfx = as.data.frame(table(x))</text:p>
      <text:p text:style-name="Preformatted_20_Text">&gt; xtabs(Freq ~ a + b + c,data=dfx)</text:p>
      <text:p text:style-name="Preformatted_20_Text">, , c = 1</text:p>
      <text:p text:style-name="Preformatted_20_Text"><text:soft-page-break/></text:p>
      <text:p text:style-name="Preformatted_20_Text"><text:s text:c="3"/>b</text:p>
      <text:p text:style-name="Preformatted_20_Text">a <text:s text:c="2"/>1 2</text:p>
      <text:p text:style-name="Preformatted_20_Text"><text:s text:c="2"/>1 3 0</text:p>
      <text:p text:style-name="Preformatted_20_Text"><text:s text:c="2"/>2 0 1</text:p>
      <text:p text:style-name="Preformatted_20_Text"/>
      <text:p text:style-name="Preformatted_20_Text">, , c = 2</text:p>
      <text:p text:style-name="Preformatted_20_Text"/>
      <text:p text:style-name="Preformatted_20_Text"><text:s text:c="3"/>b</text:p>
      <text:p text:style-name="Preformatted_20_Text">a <text:s text:c="2"/>1 2</text:p>
      <text:p text:style-name="Preformatted_20_Text"><text:s text:c="2"/>1 0 0</text:p>
      <text:p text:style-name="Preformatted_20_Text"><text:s text:c="2"/>2 1 2</text:p>
      <text:p text:style-name="Preformatted_20_Text"/>
      <text:p text:style-name="Preformatted_20_Text">&gt; </text:p>
      <text:p text:style-name="Preformatted_20_Text">&gt; #8.3</text:p>
      <text:p text:style-name="Preformatted_20_Text">&gt; text = c('R is a free environment for statistical analysis',</text:p>
      <text:p text:style-name="Preformatted_20_Text">+ <text:s text:c="9"/>'It compiles and runs on a variety of platforms',</text:p>
      <text:p text:style-name="Preformatted_20_Text">+ <text:s text:c="9"/>'Visit the R home page for more information')</text:p>
      <text:p text:style-name="Preformatted_20_Text">&gt; result = strsplit(text,'')</text:p>
      <text:p text:style-name="Preformatted_20_Text">&gt; result</text:p>
      <text:p text:style-name="Preformatted_20_Text">[[1]]</text:p>
      <text:p text:style-name="Preformatted_20_Text"><text:s/>[1] "R" " " "i" "s" " " "a" " " "f" "r" "e" "e" " " "e" "n"</text:p>
      <text:p text:style-name="Preformatted_20_Text">[15] "v" "i" "r" "o" "n" "m" "e" "n" "t" " " "f" "o" "r" " "</text:p>
      <text:p text:style-name="Preformatted_20_Text">[29] "s" "t" "a" "t" "i" "s" "t" "i" "c" "a" "l" " " "a" "n"</text:p>
      <text:p text:style-name="Preformatted_20_Text">[43] "a" "l" "y" "s" "i" "s"</text:p>
      <text:p text:style-name="Preformatted_20_Text"/>
      <text:p text:style-name="Preformatted_20_Text">[[2]]</text:p>
      <text:p text:style-name="Preformatted_20_Text"><text:s/>[1] "I" "t" " " "c" "o" "m" "p" "i" "l" "e" "s" " " "a" "n"</text:p>
      <text:p text:style-name="Preformatted_20_Text">[15] "d" " " "r" "u" "n" "s" " " "o" "n" " " "a" " " "v" "a"</text:p>
      <text:p text:style-name="Preformatted_20_Text">[29] "r" "i" "e" "t" "y" " " "o" "f" " " "p" "l" "a" "t" "f"</text:p>
      <text:p text:style-name="Preformatted_20_Text">[43] "o" "r" "m" "s"</text:p>
      <text:p text:style-name="Preformatted_20_Text"/>
      <text:p text:style-name="Preformatted_20_Text">[[3]]</text:p>
      <text:p text:style-name="Preformatted_20_Text"><text:s/>[1] "V" "i" "s" "i" "t" " " "t" "h" "e" " " "R" " " "h" "o"</text:p>
      <text:p text:style-name="Preformatted_20_Text">[15] "m" "e" " " "p" "a" "g" "e" " " "f" "o" "r" " " "m" "o"</text:p>
      <text:p text:style-name="Preformatted_20_Text">[29] "r" "e" " " "i" "n" "f" "o" "r" "m" "a" "t" "i" "o" "n"</text:p>
      <text:p text:style-name="Preformatted_20_Text"/>
      <text:p text:style-name="Preformatted_20_Text">&gt; </text:p>
      <text:p text:style-name="Preformatted_20_Text">&gt; length(result)</text:p>
      <text:p text:style-name="Preformatted_20_Text">[1] 3</text:p>
      <text:p text:style-name="Preformatted_20_Text">&gt; nwords = sapply(result,length)</text:p>
      <text:p text:style-name="Preformatted_20_Text">&gt; nwords</text:p>
      <text:p text:style-name="Preformatted_20_Text">[1] 48 46 42</text:p>
      <text:p text:style-name="Preformatted_20_Text">&gt; </text:p>
      <text:p text:style-name="Preformatted_20_Text">&gt; class(ChickWeight)</text:p>
      <text:p text:style-name="Preformatted_20_Text">[1] "nfnGroupedData" "nfGroupedData" <text:s/>"groupedData" <text:s text:c="2"/></text:p>
      <text:p text:style-name="Preformatted_20_Text">[4] "data.frame" <text:s text:c="3"/></text:p>
      <text:p text:style-name="Preformatted_20_Text">&gt; sapply(ChickWeight,class)</text:p>
      <text:p text:style-name="Preformatted_20_Text">$weight</text:p>
      <text:p text:style-name="Preformatted_20_Text">[1] "numeric"</text:p>
      <text:p text:style-name="Preformatted_20_Text"/>
      <text:p text:style-name="Preformatted_20_Text">$Time</text:p>
      <text:p text:style-name="Preformatted_20_Text">[1] "numeric"</text:p>
      <text:p text:style-name="Preformatted_20_Text"/>
      <text:p text:style-name="Preformatted_20_Text">$Chick</text:p>
      <text:p text:style-name="Preformatted_20_Text">[1] "ordered" "factor" </text:p>
      <text:p text:style-name="Preformatted_20_Text"/>
      <text:p text:style-name="Preformatted_20_Text">$Diet</text:p>
      <text:p text:style-name="Preformatted_20_Text">[1] "factor"</text:p>
      <text:p text:style-name="Preformatted_20_Text"/>
      <text:p text:style-name="Preformatted_20_Text">&gt; </text:p>
      <text:p text:style-name="Preformatted_20_Text">&gt; #df[,sapply(df,class) == ’numeric’]</text:p>
      <text:p text:style-name="Preformatted_20_Text">&gt; #maxcor = function(i,n=10,m=5){</text:p>
      <text:p text:style-name="Preformatted_20_Text">&gt; #mat = matrix(rnorm(n*m),n,m)</text:p>
      <text:p text:style-name="Preformatted_20_Text"><text:soft-page-break/>&gt; #corr = cor(mat)</text:p>
      <text:p text:style-name="Preformatted_20_Text">&gt; #diag(corr) = NA</text:p>
      <text:p text:style-name="Preformatted_20_Text">&gt; #max(corr,na.rm=TRUE)</text:p>
      <text:p text:style-name="Preformatted_20_Text">&gt; #}</text:p>
      <text:p text:style-name="Preformatted_20_Text">&gt; </text:p>
      <text:p text:style-name="Preformatted_20_Text">&gt; maxcors = sapply(1:1000,maxcor,n=100)</text:p>
      <text:p text:style-name="Preformatted_20_Text">Error in match.fun(FUN) : object 'maxcor' not found</text:p>
      <text:p text:style-name="Preformatted_20_Text">&gt; mean(maxcors)</text:p>
      <text:p text:style-name="Preformatted_20_Text">Error in mean(maxcors) : object 'maxcors' not found</text:p>
      <text:p text:style-name="Preformatted_20_Text">&gt; </text:p>
      <text:p text:style-name="Preformatted_20_Text">&gt; t.test(rnorm(10),rnorm(10))$statistic</text:p>
      <text:p text:style-name="Preformatted_20_Text"><text:s text:c="9"/>t </text:p>
      <text:p text:style-name="Preformatted_20_Text">-0.8747855 </text:p>
      <text:p text:style-name="Preformatted_20_Text">&gt; tsim = replicate(10000,t.test(rnorm(10),rnorm(10))$statistic)</text:p>
      <text:p text:style-name="Preformatted_20_Text">&gt; quantile(tsim,c(0.5,0.75,0.9,0.95,0.99))</text:p>
      <text:p text:style-name="Preformatted_20_Text"><text:s text:c="8"/>50% <text:s text:c="8"/>75% <text:s text:c="8"/>90% <text:s text:c="8"/>95% <text:s text:c="8"/>99% </text:p>
      <text:p text:style-name="Preformatted_20_Text">-0.01481886 <text:s/>0.67667702 <text:s/>1.31714050 <text:s/>1.68597399 <text:s/>2.48278152 </text:p>
      <text:p text:style-name="Preformatted_20_Text">&gt; </text:p>
      <text:p text:style-name="Preformatted_20_Text">&gt; #8.4</text:p>
      <text:p text:style-name="Preformatted_20_Text">&gt; sstate = scale(state.x77,center=apply(state.x77,2,median),</text:p>
      <text:p text:style-name="Preformatted_20_Text">+ <text:s text:c="15"/>scale=apply(state.x77,2,mad))</text:p>
      <text:p text:style-name="Preformatted_20_Text">&gt; </text:p>
      <text:p text:style-name="Preformatted_20_Text">&gt; #summfn = function(x)c(n=sum(!is.na(x)),mean=mean(x),sd=sd(x))</text:p>
      <text:p text:style-name="Preformatted_20_Text">&gt; </text:p>
      <text:p text:style-name="Preformatted_20_Text">&gt; x = apply(state.x77,2,sumfun)</text:p>
      <text:p text:style-name="Preformatted_20_Text">Error in match.fun(FUN) : object 'sumfun' not found</text:p>
      <text:p text:style-name="Preformatted_20_Text">&gt; t(x)</text:p>
      <text:p text:style-name="Preformatted_20_Text"><text:s text:c="2"/>[,1] [,2] [,3] [,4] [,5] [,6] [,7]</text:p>
      <text:p text:style-name="Preformatted_20_Text">a <text:s text:c="3"/>1 <text:s text:c="3"/>2 <text:s text:c="3"/>2 <text:s text:c="3"/>1 <text:s text:c="3"/>2 <text:s text:c="3"/>2 <text:s text:c="3"/>1</text:p>
      <text:p text:style-name="Preformatted_20_Text">b <text:s text:c="3"/>1 <text:s text:c="3"/>2 <text:s text:c="3"/>2 <text:s text:c="3"/>1 <text:s text:c="3"/>1 <text:s text:c="3"/>2 <text:s text:c="3"/>1</text:p>
      <text:p text:style-name="Preformatted_20_Text">c <text:s text:c="3"/>1 <text:s text:c="3"/>1 <text:s text:c="3"/>2 <text:s text:c="3"/>1 <text:s text:c="3"/>2 <text:s text:c="3"/>2 <text:s text:c="3"/>1</text:p>
      <text:p text:style-name="Preformatted_20_Text">&gt; </text:p>
      <text:p text:style-name="Preformatted_20_Text">&gt; x = 1:12</text:p>
      <text:p text:style-name="Preformatted_20_Text">&gt; apply(matrix(x,ncol=3,byrow=TRUE),1,sum)</text:p>
      <text:p text:style-name="Preformatted_20_Text">[1] <text:s/>6 15 24 33</text:p>
      <text:p text:style-name="Preformatted_20_Text">&gt; mns = colMeans(USJudgeRatings)</text:p>
      <text:p text:style-name="Preformatted_20_Text">&gt; mns</text:p>
      <text:p text:style-name="Preformatted_20_Text"><text:s text:c="4"/>CONT <text:s text:c="4"/>INTG <text:s text:c="4"/>DMNR <text:s text:c="4"/>DILG <text:s text:c="4"/>CFMG <text:s text:c="4"/>DECI </text:p>
      <text:p text:style-name="Preformatted_20_Text">7.437209 8.020930 7.516279 7.693023 7.479070 7.565116 </text:p>
      <text:p text:style-name="Preformatted_20_Text"><text:s text:c="4"/>PREP <text:s text:c="4"/>FAMI <text:s text:c="4"/>ORAL <text:s text:c="4"/>WRIT <text:s text:c="4"/>PHYS <text:s text:c="4"/>RTEN </text:p>
      <text:p text:style-name="Preformatted_20_Text">7.467442 7.488372 7.293023 7.383721 7.934884 7.602326 </text:p>
      <text:p text:style-name="Preformatted_20_Text">&gt; </text:p>
      <text:p text:style-name="Preformatted_20_Text">&gt; </text:p>
      <text:p text:style-name="Preformatted_20_Text">&gt; jscore = rowSums(USJudgeRatings &gt;= 8)</text:p>
      <text:p text:style-name="Preformatted_20_Text">&gt; head(jscore)</text:p>
      <text:p text:style-name="Preformatted_20_Text"><text:s/>AARONSON,L.H. ALEXANDER,J.M. ARMENTANO,A.J. <text:s text:c="3"/>BERDON,R.I. </text:p>
      <text:p text:style-name="Preformatted_20_Text"><text:s text:c="13"/>1 <text:s text:c="13"/>8 <text:s text:c="13"/>1 <text:s text:c="12"/>11 </text:p>
      <text:p text:style-name="Preformatted_20_Text"><text:s text:c="2"/>BRACKEN,J.J. <text:s text:c="4"/>BURNS,E.B. </text:p>
      <text:p text:style-name="Preformatted_20_Text"><text:s text:c="13"/>0 <text:s text:c="12"/>10 </text:p>
      <text:p text:style-name="Preformatted_20_Text">&gt; </text:p>
      <text:p text:style-name="Preformatted_20_Text">&gt; maxes = apply(state.x77,2,max)</text:p>
      <text:p text:style-name="Preformatted_20_Text">&gt; swept = sweep(state.x77,2,maxes,"/")</text:p>
      <text:p text:style-name="Preformatted_20_Text">&gt; head(swept)</text:p>
      <text:p text:style-name="Preformatted_20_Text"><text:s text:c="11"/>Population <text:s text:c="3"/>Income Illiteracy <text:s/>Life Exp</text:p>
      <text:p text:style-name="Preformatted_20_Text">Alabama <text:s text:c="3"/>0.17053496 0.5738717 <text:s/>0.7500000 0.9381793</text:p>
      <text:p text:style-name="Preformatted_20_Text">Alaska <text:s text:c="4"/>0.01721861 1.0000000 <text:s/>0.5357143 0.9417120</text:p>
      <text:p text:style-name="Preformatted_20_Text">Arizona <text:s text:c="3"/>0.10434947 0.7173397 <text:s/>0.6428571 0.9585598</text:p>
      <text:p text:style-name="Preformatted_20_Text">Arkansas <text:s text:c="2"/>0.09953769 0.5349169 <text:s/>0.6785714 0.9600543</text:p>
      <text:p text:style-name="Preformatted_20_Text">California 1.00000000 0.8098179 <text:s/>0.3928571 0.9743207</text:p>
      <text:p text:style-name="Preformatted_20_Text">Colorado <text:s text:c="2"/>0.11986980 0.7733967 <text:s/>0.2500000 0.9790761</text:p>
      <text:p text:style-name="Preformatted_20_Text"><text:s text:c="14"/>Murder <text:s text:c="2"/>HS Grad <text:s text:c="5"/>Frost <text:s text:c="6"/>Area</text:p>
      <text:p text:style-name="Preformatted_20_Text">Alabama <text:s text:c="3"/>1.0000000 0.6136701 0.10638298 0.08952178</text:p>
      <text:p text:style-name="Preformatted_20_Text">Alaska <text:s text:c="4"/>0.7483444 0.9910847 0.80851064 1.00000000</text:p>
      <text:p text:style-name="Preformatted_20_Text">Arizona <text:s text:c="3"/>0.5165563 0.8632987 0.07978723 0.20023057</text:p>
      <text:p text:style-name="Preformatted_20_Text"><text:soft-page-break/>Arkansas <text:s text:c="2"/>0.6688742 0.5928678 0.34574468 0.09170562</text:p>
      <text:p text:style-name="Preformatted_20_Text">California 0.6821192 0.9301634 0.10638298 0.27604549</text:p>
      <text:p text:style-name="Preformatted_20_Text">Colorado <text:s text:c="2"/>0.4503311 0.9494799 0.88297872 0.18319233</text:p>
      <text:p text:style-name="Preformatted_20_Text">&gt; </text:p>
      <text:p text:style-name="Preformatted_20_Text">&gt; meds = apply(state.x77,2,median)</text:p>
      <text:p text:style-name="Preformatted_20_Text">&gt; meanmed = function(var,med)mean(var[var&gt;med])</text:p>
      <text:p text:style-name="Preformatted_20_Text">&gt; meanmed(state.x77[,1],meds[1])</text:p>
      <text:p text:style-name="Preformatted_20_Text">[1] 7136.16</text:p>
      <text:p text:style-name="Preformatted_20_Text">&gt; meanmed(state.x77[,2],meds[2])</text:p>
      <text:p text:style-name="Preformatted_20_Text">[1] 4917.92</text:p>
      <text:p text:style-name="Preformatted_20_Text">&gt; sweep(state.x77,2,meds,meanmed)</text:p>
      <text:p text:style-name="Preformatted_20_Text">[1] 15569.75</text:p>
      <text:p text:style-name="Preformatted_20_Text">&gt; </text:p>
      <text:p text:style-name="Preformatted_20_Text">&gt; mapply(meanmed,as.data.frame(state.x77),meds)</text:p>
      <text:p text:style-name="Preformatted_20_Text">Population <text:s text:c="4"/>Income Illiteracy <text:s text:c="2"/>Life Exp <text:s text:c="4"/>Murder </text:p>
      <text:p text:style-name="Preformatted_20_Text"><text:s text:c="2"/>7136.160 <text:s text:c="2"/>4917.920 <text:s text:c="5"/>1.660 <text:s text:c="4"/>71.950 <text:s text:c="4"/>10.544 </text:p>
      <text:p text:style-name="Preformatted_20_Text"><text:s text:c="3"/>HS Grad <text:s text:c="5"/>Frost <text:s text:c="6"/>Area </text:p>
      <text:p text:style-name="Preformatted_20_Text"><text:s text:c="4"/>59.524 <text:s text:c="3"/>146.840 112213.400 </text:p>
      <text:p text:style-name="Preformatted_20_Text">&gt; </text:p>
      <text:p text:style-name="Preformatted_20_Text">&gt; #8.5</text:p>
      <text:p text:style-name="Preformatted_20_Text">&gt; aggregate(iris[-5],iris[5],mean)</text:p>
      <text:p text:style-name="Preformatted_20_Text"><text:s text:c="5"/>Species Sepal.Length Sepal.Width Petal.Length</text:p>
      <text:p text:style-name="Preformatted_20_Text">1 <text:s text:c="4"/>setosa <text:s text:c="7"/>5.006 <text:s text:c="6"/>3.428 <text:s text:c="7"/>1.462</text:p>
      <text:p text:style-name="Preformatted_20_Text">2 versicolor <text:s text:c="7"/>5.936 <text:s text:c="6"/>2.770 <text:s text:c="7"/>4.260</text:p>
      <text:p text:style-name="Preformatted_20_Text">3 <text:s/>virginica <text:s text:c="7"/>6.588 <text:s text:c="6"/>2.974 <text:s text:c="7"/>5.552</text:p>
      <text:p text:style-name="Preformatted_20_Text"><text:s text:c="2"/>Petal.Width</text:p>
      <text:p text:style-name="Preformatted_20_Text">1 <text:s text:c="6"/>0.246</text:p>
      <text:p text:style-name="Preformatted_20_Text">2 <text:s text:c="6"/>1.326</text:p>
      <text:p text:style-name="Preformatted_20_Text">3 <text:s text:c="6"/>2.026</text:p>
      <text:p text:style-name="Preformatted_20_Text">&gt; cweights =&gt; aggregate(ChickWeight$weight,</text:p>
      <text:p text:style-name="Preformatted_20_Text">Error: unexpected '&gt;' in "cweights =&gt;"</text:p>
      <text:p text:style-name="Preformatted_20_Text">&gt; <text:s text:c="23"/>ChickWeight[c('Time','Diet')],mean)</text:p>
      <text:p text:style-name="Preformatted_20_Text">Error: unexpected ',' in " <text:s text:c="22"/>ChickWeight[c('Time','Diet')],"</text:p>
      <text:p text:style-name="Preformatted_20_Text">&gt; head(cweights)</text:p>
      <text:p text:style-name="Preformatted_20_Text">Error in head(cweights) : object 'cweights' not found</text:p>
      <text:p text:style-name="Preformatted_20_Text">&gt; </text:p>
      <text:p text:style-name="Preformatted_20_Text">&gt; maxweight = tapply(PlantGrowth$weight,PlantGrowth$group,max)</text:p>
      <text:p text:style-name="Preformatted_20_Text">&gt; </text:p>
      <text:p text:style-name="Preformatted_20_Text">&gt; maxweight</text:p>
      <text:p text:style-name="Preformatted_20_Text">ctrl trt1 trt2 </text:p>
      <text:p text:style-name="Preformatted_20_Text">6.11 6.03 6.31 </text:p>
      <text:p text:style-name="Preformatted_20_Text">&gt; </text:p>
      <text:p text:style-name="Preformatted_20_Text">&gt; as.data.frame(as.table(maxweight))</text:p>
      <text:p text:style-name="Preformatted_20_Text"><text:s text:c="2"/>Var1 Freq</text:p>
      <text:p text:style-name="Preformatted_20_Text">1 ctrl 6.11</text:p>
      <text:p text:style-name="Preformatted_20_Text">2 trt1 6.03</text:p>
      <text:p text:style-name="Preformatted_20_Text">3 trt2 6.31</text:p>
      <text:p text:style-name="Preformatted_20_Text">&gt; as.data.frame.table(as.table(maxweight),</text:p>
      <text:p text:style-name="Preformatted_20_Text">+ <text:s text:c="20"/>responseName='MaxWeight')</text:p>
      <text:p text:style-name="Preformatted_20_Text"><text:s text:c="2"/>Var1 MaxWeight</text:p>
      <text:p text:style-name="Preformatted_20_Text">1 ctrl <text:s text:c="5"/>6.11</text:p>
      <text:p text:style-name="Preformatted_20_Text">2 trt1 <text:s text:c="5"/>6.03</text:p>
      <text:p text:style-name="Preformatted_20_Text">3 trt2 <text:s text:c="5"/>6.31</text:p>
      <text:p text:style-name="Preformatted_20_Text">&gt; </text:p>
      <text:p text:style-name="Preformatted_20_Text">&gt; ranges = tapply(PlantGrowth$weight,PlantGrowth$group,range)</text:p>
      <text:p text:style-name="Preformatted_20_Text">&gt; ranges</text:p>
      <text:p text:style-name="Preformatted_20_Text">$ctrl</text:p>
      <text:p text:style-name="Preformatted_20_Text">[1] 4.17 6.11</text:p>
      <text:p text:style-name="Preformatted_20_Text"/>
      <text:p text:style-name="Preformatted_20_Text">$trt1</text:p>
      <text:p text:style-name="Preformatted_20_Text">[1] 3.59 6.03</text:p>
      <text:p text:style-name="Preformatted_20_Text"/>
      <text:p text:style-name="Preformatted_20_Text">$trt2</text:p>
      <text:p text:style-name="Preformatted_20_Text">[1] 4.92 6.31</text:p>
      <text:p text:style-name="Preformatted_20_Text"><text:soft-page-break/></text:p>
      <text:p text:style-name="Preformatted_20_Text">&gt; </text:p>
      <text:p text:style-name="Preformatted_20_Text">&gt; ranges[[1]]</text:p>
      <text:p text:style-name="Preformatted_20_Text">[1] 4.17 6.11</text:p>
      <text:p text:style-name="Preformatted_20_Text">&gt; ranges[['trt1']]</text:p>
      <text:p text:style-name="Preformatted_20_Text">[1] 3.59 6.03</text:p>
      <text:p text:style-name="Preformatted_20_Text">&gt; </text:p>
      <text:p text:style-name="Preformatted_20_Text">&gt; data.frame(group=dimnames(ranges)[[1]],</text:p>
      <text:p text:style-name="Preformatted_20_Text">+ <text:s text:c="11"/>matrix(unlist(ranges),ncol=2,byrow=TRUE))</text:p>
      <text:p text:style-name="Preformatted_20_Text"><text:s text:c="2"/>group <text:s text:c="2"/>X1 <text:s text:c="2"/>X2</text:p>
      <text:p text:style-name="Preformatted_20_Text">1 <text:s/>ctrl 4.17 6.11</text:p>
      <text:p text:style-name="Preformatted_20_Text">2 <text:s/>trt1 3.59 6.03</text:p>
      <text:p text:style-name="Preformatted_20_Text">3 <text:s/>trt2 4.92 6.31</text:p>
      <text:p text:style-name="Preformatted_20_Text">&gt; </text:p>
      <text:p text:style-name="Preformatted_20_Text">&gt; ranges1 = tapply(CO2$uptake,CO2[c('Type','Treatment')],range)</text:p>
      <text:p text:style-name="Preformatted_20_Text">&gt; ranges1</text:p>
      <text:p text:style-name="Preformatted_20_Text"><text:s text:c="13"/>Treatment</text:p>
      <text:p text:style-name="Preformatted_20_Text">Type <text:s text:c="9"/>nonchilled chilled <text:s/></text:p>
      <text:p text:style-name="Preformatted_20_Text"><text:s text:c="2"/>Quebec <text:s text:c="5"/>Numeric,2 <text:s/>Numeric,2</text:p>
      <text:p text:style-name="Preformatted_20_Text"><text:s text:c="2"/>Mississippi Numeric,2 <text:s/>Numeric,2</text:p>
      <text:p text:style-name="Preformatted_20_Text">&gt; </text:p>
      <text:p text:style-name="Preformatted_20_Text">&gt; ranges[['Quebec','chilled']]</text:p>
      <text:p text:style-name="Preformatted_20_Text">Error in ranges[["Quebec", "chilled"]] : incorrect number of subscripts</text:p>
      <text:p text:style-name="Preformatted_20_Text">&gt; </text:p>
      <text:p text:style-name="Preformatted_20_Text">&gt; data.frame(expand.grid(dimnames(ranges1)),</text:p>
      <text:p text:style-name="Preformatted_20_Text">+ <text:s text:c="11"/>matrix(unlist(ranges1),byrow=TRUE,ncol=2))</text:p>
      <text:p text:style-name="Preformatted_20_Text"><text:s text:c="9"/>Type <text:s/>Treatment <text:s text:c="2"/>X1 <text:s text:c="2"/>X2</text:p>
      <text:p text:style-name="Preformatted_20_Text">1 <text:s text:c="5"/>Quebec nonchilled 13.6 45.5</text:p>
      <text:p text:style-name="Preformatted_20_Text">2 Mississippi nonchilled 10.6 35.5</text:p>
      <text:p text:style-name="Preformatted_20_Text">3 <text:s text:c="5"/>Quebec <text:s text:c="3"/>chilled <text:s/>9.3 42.4</text:p>
      <text:p text:style-name="Preformatted_20_Text">4 Mississippi <text:s text:c="3"/>chilled <text:s/>7.7 22.2</text:p>
      <text:p text:style-name="Preformatted_20_Text">&gt; </text:p>
      <text:p text:style-name="Preformatted_20_Text">&gt; meds = tapply(CO2$uptake,CO2[c('Type','Treatment')],median)</text:p>
      <text:p text:style-name="Preformatted_20_Text">&gt; inds = tapply(CO2$uptake,CO2[c('Type','Treatment')])</text:p>
      <text:p text:style-name="Preformatted_20_Text">&gt; inds</text:p>
      <text:p text:style-name="Preformatted_20_Text"><text:s/>[1] 1 1 1 1 1 1 1 1 1 1 1 1 1 1 1 1 1 1 1 1 1 3 3 3 3 3 3 3 3</text:p>
      <text:p text:style-name="Preformatted_20_Text">[30] 3 3 3 3 3 3 3 3 3 3 3 3 3 2 2 2 2 2 2 2 2 2 2 2 2 2 2 2 2</text:p>
      <text:p text:style-name="Preformatted_20_Text">[59] 2 2 2 2 2 4 4 4 4 4 4 4 4 4 4 4 4 4 4 4 4 4 4 4 4 4</text:p>
      <text:p text:style-name="Preformatted_20_Text">&gt; </text:p>
      <text:p text:style-name="Preformatted_20_Text">&gt; adj.uptake = CO2$uptake - meds[inds]</text:p>
      <text:p text:style-name="Preformatted_20_Text">&gt; adj.uptake = CO2$uptake -</text:p>
      <text:p text:style-name="Preformatted_20_Text">+ <text:s text:c="2"/>ave(CO2$uptake,CO2[c('Type','Treatment')],FUN=median)</text:p>
      <text:p text:style-name="Preformatted_20_Text">&gt; </text:p>
      <text:p text:style-name="Preformatted_20_Text">&gt; adj.uptake = CO2$uptake -</text:p>
      <text:p text:style-name="Preformatted_20_Text">+ <text:s text:c="2"/>ave(CO2$uptake,CO2$Type,CO2$Treatment,FUN=median)</text:p>
      <text:p text:style-name="Preformatted_20_Text">&gt; </text:p>
      <text:p text:style-name="Preformatted_20_Text">&gt; maxeig = function(df)eigen(cor(df))$val[1]</text:p>
      <text:p text:style-name="Preformatted_20_Text">&gt; frames = split(iris[-5],iris[5])</text:p>
      <text:p text:style-name="Preformatted_20_Text">&gt; sapply(frames,maxeig)</text:p>
      <text:p text:style-name="Preformatted_20_Text"><text:s text:c="4"/>setosa versicolor <text:s/>virginica </text:p>
      <text:p text:style-name="Preformatted_20_Text"><text:s text:c="2"/>2.058540 <text:s text:c="2"/>2.926341 <text:s text:c="2"/>2.454737 </text:p>
      <text:p text:style-name="Preformatted_20_Text">&gt; </text:p>
      <text:p text:style-name="Preformatted_20_Text">&gt; sapply(split(iris[-5],iris[5]),</text:p>
      <text:p text:style-name="Preformatted_20_Text">+ <text:s text:c="7"/>function(df)eigen(cor(df))$val[1])</text:p>
      <text:p text:style-name="Preformatted_20_Text"><text:s text:c="4"/>setosa versicolor <text:s/>virginica </text:p>
      <text:p text:style-name="Preformatted_20_Text"><text:s text:c="2"/>2.058540 <text:s text:c="2"/>2.926341 <text:s text:c="2"/>2.454737 </text:p>
      <text:p text:style-name="Preformatted_20_Text">&gt; </text:p>
      <text:p text:style-name="Preformatted_20_Text">&gt; tapply(1:nrow(iris),iris['Species'],</text:p>
      <text:p text:style-name="Preformatted_20_Text">+ <text:s text:c="7"/>function(ind,data)eigen(cor(data[ind,-5]))$val[1],</text:p>
      <text:p text:style-name="Preformatted_20_Text">+ <text:s text:c="7"/>data=iris)</text:p>
      <text:p text:style-name="Preformatted_20_Text">Species</text:p>
      <text:p text:style-name="Preformatted_20_Text"><text:s text:c="4"/>setosa versicolor <text:s/>virginica </text:p>
      <text:p text:style-name="Preformatted_20_Text"><text:s text:c="2"/>2.058540 <text:s text:c="2"/>2.926341 <text:s text:c="2"/>2.454737 </text:p>
      <text:p text:style-name="Preformatted_20_Text">&gt; </text:p>
      <text:p text:style-name="Preformatted_20_Text"><text:soft-page-break/>&gt; max.e = by(iris,iris$Species,</text:p>
      <text:p text:style-name="Preformatted_20_Text">+ <text:s text:c="11"/>function(df)eigen(cor(df[-5]))$val[1])</text:p>
      <text:p text:style-name="Preformatted_20_Text">&gt; max.e</text:p>
      <text:p text:style-name="Preformatted_20_Text">iris$Species: setosa</text:p>
      <text:p text:style-name="Preformatted_20_Text">[1] 2.05854</text:p>
      <text:p text:style-name="Preformatted_20_Text">---------------------------------------------- </text:p>
      <text:p text:style-name="Preformatted_20_Text">iris$Species: versicolor</text:p>
      <text:p text:style-name="Preformatted_20_Text">[1] 2.926341</text:p>
      <text:p text:style-name="Preformatted_20_Text">---------------------------------------------- </text:p>
      <text:p text:style-name="Preformatted_20_Text">iris$Species: virginica</text:p>
      <text:p text:style-name="Preformatted_20_Text">[1] 2.454737</text:p>
      <text:p text:style-name="Preformatted_20_Text">&gt; </text:p>
      <text:p text:style-name="Preformatted_20_Text">&gt; as.data.frame(as.table(max.e))</text:p>
      <text:p text:style-name="Preformatted_20_Text"><text:s text:c="2"/>iris.Species <text:s text:c="4"/>Freq</text:p>
      <text:p text:style-name="Preformatted_20_Text">1 <text:s text:c="6"/>setosa 2.058540</text:p>
      <text:p text:style-name="Preformatted_20_Text">2 <text:s text:c="2"/>versicolor 2.926341</text:p>
      <text:p text:style-name="Preformatted_20_Text">3 <text:s text:c="3"/>virginica 2.454737</text:p>
      <text:p text:style-name="Preformatted_20_Text">&gt; </text:p>
      <text:p text:style-name="Preformatted_20_Text">&gt; sumfun = function(x)data.frame(n=length(x$uptake),</text:p>
      <text:p text:style-name="Preformatted_20_Text">+ <text:s text:c="31"/>mean=mean(x$uptake),sd=sd(x$uptake))</text:p>
      <text:p text:style-name="Preformatted_20_Text">&gt; </text:p>
      <text:p text:style-name="Preformatted_20_Text">&gt; bb = by(CO2,CO2[c('Type','Treatment')],sumfun)</text:p>
      <text:p text:style-name="Preformatted_20_Text">&gt; bb</text:p>
      <text:p text:style-name="Preformatted_20_Text">Type: Quebec</text:p>
      <text:p text:style-name="Preformatted_20_Text">Treatment: nonchilled</text:p>
      <text:p text:style-name="Preformatted_20_Text"><text:s text:c="3"/>n <text:s text:c="4"/>mean <text:s text:c="6"/>sd</text:p>
      <text:p text:style-name="Preformatted_20_Text">1 21 35.33333 9.596371</text:p>
      <text:p text:style-name="Preformatted_20_Text">---------------------------------------------- </text:p>
      <text:p text:style-name="Preformatted_20_Text">Type: Mississippi</text:p>
      <text:p text:style-name="Preformatted_20_Text">Treatment: nonchilled</text:p>
      <text:p text:style-name="Preformatted_20_Text"><text:s text:c="3"/>n <text:s text:c="4"/>mean <text:s text:c="6"/>sd</text:p>
      <text:p text:style-name="Preformatted_20_Text">1 21 25.95238 7.402136</text:p>
      <text:p text:style-name="Preformatted_20_Text">---------------------------------------------- </text:p>
      <text:p text:style-name="Preformatted_20_Text">Type: Quebec</text:p>
      <text:p text:style-name="Preformatted_20_Text">Treatment: chilled</text:p>
      <text:p text:style-name="Preformatted_20_Text"><text:s text:c="3"/>n <text:s text:c="4"/>mean <text:s text:c="6"/>sd</text:p>
      <text:p text:style-name="Preformatted_20_Text">1 21 31.75238 9.644823</text:p>
      <text:p text:style-name="Preformatted_20_Text">---------------------------------------------- </text:p>
      <text:p text:style-name="Preformatted_20_Text">Type: Mississippi</text:p>
      <text:p text:style-name="Preformatted_20_Text">Treatment: chilled</text:p>
      <text:p text:style-name="Preformatted_20_Text"><text:s text:c="3"/>n <text:s text:c="4"/>mean <text:s text:c="6"/>sd</text:p>
      <text:p text:style-name="Preformatted_20_Text">1 21 15.81429 4.058976</text:p>
      <text:p text:style-name="Preformatted_20_Text">&gt; </text:p>
      <text:p text:style-name="Preformatted_20_Text">&gt; do.call(rbind,bb)</text:p>
      <text:p text:style-name="Preformatted_20_Text"><text:s text:c="3"/>n <text:s text:c="4"/>mean <text:s text:c="6"/>sd</text:p>
      <text:p text:style-name="Preformatted_20_Text">1 21 35.33333 9.596371</text:p>
      <text:p text:style-name="Preformatted_20_Text">2 21 25.95238 7.402136</text:p>
      <text:p text:style-name="Preformatted_20_Text">3 21 31.75238 9.644823</text:p>
      <text:p text:style-name="Preformatted_20_Text">4 21 15.81429 4.058976</text:p>
      <text:p text:style-name="Preformatted_20_Text">&gt; cbind(expand.grid(dimnames(bb)),do.call(rbind,bb))</text:p>
      <text:p text:style-name="Preformatted_20_Text"><text:s text:c="9"/>Type <text:s/>Treatment <text:s/>n <text:s text:c="4"/>mean <text:s text:c="6"/>sd</text:p>
      <text:p text:style-name="Preformatted_20_Text">1 <text:s text:c="5"/>Quebec nonchilled 21 35.33333 9.596371</text:p>
      <text:p text:style-name="Preformatted_20_Text">2 Mississippi nonchilled 21 25.95238 7.402136</text:p>
      <text:p text:style-name="Preformatted_20_Text">3 <text:s text:c="5"/>Quebec <text:s text:c="3"/>chilled 21 31.75238 9.644823</text:p>
      <text:p text:style-name="Preformatted_20_Text">4 Mississippi <text:s text:c="3"/>chilled 21 15.81429 4.058976</text:p>
      <text:p text:style-name="Preformatted_20_Text">&gt; </text:p>
      <text:p text:style-name="Preformatted_20_Text">&gt; #8.6</text:p>
      <text:p text:style-name="Preformatted_20_Text">&gt; </text:p>
      <text:p text:style-name="Preformatted_20_Text">&gt; states = data.frame(state.x77,state=row.names(state.x77),</text:p>
      <text:p text:style-name="Preformatted_20_Text">+ <text:s text:c="20"/>region=state.region,row.names=1:50)</text:p>
      <text:p text:style-name="Preformatted_20_Text">&gt; </text:p>
      <text:p text:style-name="Preformatted_20_Text">&gt; library(reshape)</text:p>
      <text:p text:style-name="Preformatted_20_Text">Error in library(reshape) : there is no package called ‘reshape’</text:p>
      <text:p text:style-name="Preformatted_20_Text">&gt; mstates = melt(states)</text:p>
      <text:p text:style-name="Preformatted_20_Text"><text:soft-page-break/>Error in melt(states) : could not find function "melt"</text:p>
      <text:p text:style-name="Preformatted_20_Text">&gt; </text:p>
      <text:p text:style-name="Preformatted_20_Text">&gt; cast(mstates,region~variable,mean)</text:p>
      <text:p text:style-name="Preformatted_20_Text">Error in cast(mstates, region ~ variable, mean) : </text:p>
      <text:p text:style-name="Preformatted_20_Text"><text:s text:c="2"/>could not find function "cast"</text:p>
      <text:p text:style-name="Preformatted_20_Text">&gt; cast(mstates,variable~region,mean)</text:p>
      <text:p text:style-name="Preformatted_20_Text">Error in cast(mstates, variable ~ region, mean) : </text:p>
      <text:p text:style-name="Preformatted_20_Text"><text:s text:c="2"/>could not find function "cast"</text:p>
      <text:p text:style-name="Preformatted_20_Text">&gt; </text:p>
      <text:p text:style-name="Preformatted_20_Text">&gt; cast(mstates,region~variable,mean,</text:p>
      <text:p text:style-name="Preformatted_20_Text">+ <text:s text:c="5"/>subset=variable %in% c('Population','Life.Exp'))</text:p>
      <text:p text:style-name="Preformatted_20_Text">Error in cast(mstates, region ~ variable, mean, subset = variable %in% <text:s/>: </text:p>
      <text:p text:style-name="Preformatted_20_Text"><text:s text:c="2"/>could not find function "cast"</text:p>
      <text:p text:style-name="Preformatted_20_Text">&gt; </text:p>
      <text:p text:style-name="Preformatted_20_Text">&gt; cast(mstates,.~variable,c(mean,median,sd),</text:p>
      <text:p text:style-name="Preformatted_20_Text">+ <text:s text:c="5"/>subset=variable %in% c('Population','Life.Exp'))</text:p>
      <text:p text:style-name="Preformatted_20_Text">Error in cast(mstates, . ~ variable, c(mean, median, sd), subset = variable %in% <text:s/>: </text:p>
      <text:p text:style-name="Preformatted_20_Text"><text:s text:c="2"/>could not find function "cast"</text:p>
      <text:p text:style-name="Preformatted_20_Text">&gt; </text:p>
      <text:p text:style-name="Preformatted_20_Text">&gt; cast(mstates,variable~.,c(mean,median,sd),</text:p>
      <text:p text:style-name="Preformatted_20_Text">+ <text:s text:c="5"/>subset=variable %in% c('Population','Life.Exp'))</text:p>
      <text:p text:style-name="Preformatted_20_Text">Error in cast(mstates, variable ~ ., c(mean, median, sd), subset = variable %in% <text:s/>: </text:p>
      <text:p text:style-name="Preformatted_20_Text"><text:s text:c="2"/>could not find function "cast"</text:p>
      <text:p text:style-name="Preformatted_20_Text">&gt; </text:p>
      <text:p text:style-name="Preformatted_20_Text">&gt; cast(mstates,region~variable,c(mean,median,sd),</text:p>
      <text:p text:style-name="Preformatted_20_Text">+ <text:s text:c="5"/>subset=variable %in% c('Population','Life.Exp'))</text:p>
      <text:p text:style-name="Preformatted_20_Text">Error in cast(mstates, region ~ variable, c(mean, median, sd), subset = variable %in% <text:s/>: </text:p>
      <text:p text:style-name="Preformatted_20_Text"><text:s text:c="2"/>could not find function "cast"</text:p>
      <text:p text:style-name="Preformatted_20_Text">&gt; </text:p>
      <text:p text:style-name="Preformatted_20_Text">&gt; cast(mstates,variable~.|region,</text:p>
      <text:p text:style-name="Preformatted_20_Text">+ <text:s text:c="5"/>c(mean,median,sd),</text:p>
      <text:p text:style-name="Preformatted_20_Text">+ <text:s text:c="5"/>subset=variable%in%c('Population','Life.Exp'))</text:p>
      <text:p text:style-name="Preformatted_20_Text">Error in cast(mstates, variable ~ . | region, c(mean, median, sd), subset = variable %in% <text:s/>: </text:p>
      <text:p text:style-name="Preformatted_20_Text"><text:s text:c="2"/>could not find function "cast"</text:p>
      <text:p text:style-name="Preformatted_20_Text">&gt; </text:p>
      <text:p text:style-name="Preformatted_20_Text">&gt; mChick = melt(ChickWeight,measure.var='weight')</text:p>
      <text:p text:style-name="Preformatted_20_Text">Error in melt(ChickWeight, measure.var = "weight") : </text:p>
      <text:p text:style-name="Preformatted_20_Text"><text:s text:c="2"/>could not find function "melt"</text:p>
      <text:p text:style-name="Preformatted_20_Text">&gt; head(cast(mChick,Diet + Time ~ variable,median))</text:p>
      <text:p text:style-name="Preformatted_20_Text">Error in cast(mChick, Diet + Time ~ variable, median) : </text:p>
      <text:p text:style-name="Preformatted_20_Text"><text:s text:c="2"/>could not find function "cast"</text:p>
      <text:p text:style-name="Preformatted_20_Text">&gt; </text:p>
      <text:p text:style-name="Preformatted_20_Text">&gt; cast(mChick,Diet ~ Time + variable,mean)</text:p>
      <text:p text:style-name="Preformatted_20_Text">Error in cast(mChick, Diet ~ Time + variable, mean) : </text:p>
      <text:p text:style-name="Preformatted_20_Text"><text:s text:c="2"/>could not find function "cast"</text:p>
      <text:p text:style-name="Preformatted_20_Text">&gt; </text:p>
      <text:p text:style-name="Preformatted_20_Text">&gt; cast(mChick,Time ~ variable|Diet,mean)</text:p>
      <text:p text:style-name="Preformatted_20_Text">Error in cast(mChick, Time ~ variable | Diet, mean) : </text:p>
      <text:p text:style-name="Preformatted_20_Text"><text:s text:c="2"/>could not find function "cast"</text:p>
      <text:p text:style-name="Preformatted_20_Text">&gt; </text:p>
      <text:p text:style-name="Preformatted_20_Text">&gt; xChickWeight = subset(ChickWeight,</text:p>
      <text:p text:style-name="Preformatted_20_Text">+ <text:s text:c="22"/>!(Diet == 1 &amp; Time == 4))</text:p>
      <text:p text:style-name="Preformatted_20_Text">&gt; mxChick = melt(xChickWeight,measure.var='weight')</text:p>
      <text:p text:style-name="Preformatted_20_Text">Error in melt(xChickWeight, measure.var = "weight") : </text:p>
      <text:p text:style-name="Preformatted_20_Text"><text:s text:c="2"/>could not find function "melt"</text:p>
      <text:p text:style-name="Preformatted_20_Text">&gt; </text:p>
      <text:p text:style-name="Preformatted_20_Text">&gt; head(cast(mxChick,Diet + Time ~ variable,median))</text:p>
      <text:p text:style-name="Preformatted_20_Text">Error in cast(mxChick, Diet + Time ~ variable, median) : </text:p>
      <text:p text:style-name="Preformatted_20_Text"><text:s text:c="2"/>could not find function "cast"</text:p>
      <text:p text:style-name="Preformatted_20_Text">&gt; </text:p>
      <text:p text:style-name="Preformatted_20_Text"><text:soft-page-break/>&gt; head(cast(mxChick,Diet + Time ~ variable,median,</text:p>
      <text:p text:style-name="Preformatted_20_Text">+ <text:s text:c="10"/>add.missing=TRUE))</text:p>
      <text:p text:style-name="Preformatted_20_Text">Error in cast(mxChick, Diet + Time ~ variable, median, add.missing = TRUE) : </text:p>
      <text:p text:style-name="Preformatted_20_Text"><text:s text:c="2"/>could not find function "cast"</text:p>
      <text:p text:style-name="Preformatted_20_Text">&gt; </text:p>
      <text:p text:style-name="Preformatted_20_Text">&gt; head(recast(xChickWeight,measure.var='weight',</text:p>
      <text:p text:style-name="Preformatted_20_Text">+ <text:s text:c="12"/>Diet + Time ~ variable,median,</text:p>
      <text:p text:style-name="Preformatted_20_Text">+ <text:s text:c="12"/>add.missing=TRUE))</text:p>
      <text:p text:style-name="Preformatted_20_Text">Error in recast(xChickWeight, measure.var = "weight", Diet + Time ~ variable, <text:s/>: </text:p>
      <text:p text:style-name="Preformatted_20_Text"><text:s text:c="2"/>could not find function "recast"</text:p>
      <text:p text:style-name="Preformatted_20_Text">&gt; </text:p>
      <text:p text:style-name="Preformatted_20_Text">&gt; #8.7</text:p>
      <text:p text:style-name="Preformatted_20_Text">&gt; dat = matrix(rnorm(1000000),10000,100)</text:p>
      <text:p text:style-name="Preformatted_20_Text">&gt; system.time(mns &lt;- rowMeans(dat))</text:p>
      <text:p text:style-name="Preformatted_20_Text"><text:s text:c="3"/>user <text:s/>system elapsed </text:p>
      <text:p text:style-name="Preformatted_20_Text"><text:s text:c="2"/>0.003 <text:s text:c="2"/>0.000 <text:s text:c="2"/>0.003 </text:p>
      <text:p text:style-name="Preformatted_20_Text">&gt; system.time(mns &lt;- apply(dat,2,mean))</text:p>
      <text:p text:style-name="Preformatted_20_Text"><text:s text:c="3"/>user <text:s/>system elapsed </text:p>
      <text:p text:style-name="Preformatted_20_Text"><text:s text:c="2"/>0.019 <text:s text:c="2"/>0.000 <text:s text:c="2"/>0.017 </text:p>
      <text:p text:style-name="Preformatted_20_Text">&gt; system.time({m &lt;- ncol(dat)</text:p>
      <text:p text:style-name="Preformatted_20_Text">+ <text:s text:c="11"/>for(i in 1:m)mns[i] &lt;- mean(dat[,i])})</text:p>
      <text:p text:style-name="Preformatted_20_Text"><text:s text:c="3"/>user <text:s/>system elapsed </text:p>
      <text:p text:style-name="Preformatted_20_Text"><text:s text:c="2"/>0.014 <text:s text:c="2"/>0.000 <text:s text:c="2"/>0.013 </text:p>
      <text:p text:style-name="Preformatted_20_Text">&gt; </text:p>
      <text:p text:style-name="Preformatted_20_Text">&gt; slowmean = function(dat){</text:p>
      <text:p text:style-name="Preformatted_20_Text">+ <text:s text:c="2"/>n = dim(dat)[1]</text:p>
      <text:p text:style-name="Preformatted_20_Text">+ <text:s text:c="2"/>m = dim(dat)[2]</text:p>
      <text:p text:style-name="Preformatted_20_Text">+ <text:s text:c="2"/>mns = numeric(m)</text:p>
      <text:p text:style-name="Preformatted_20_Text">+ <text:s text:c="2"/>for(i in 1:n){</text:p>
      <text:p text:style-name="Preformatted_20_Text">+ <text:s text:c="4"/>sum = 0;</text:p>
      <text:p text:style-name="Preformatted_20_Text">+ <text:s text:c="4"/>for(j in 1:m)sum = sum + dat[j]</text:p>
      <text:p text:style-name="Preformatted_20_Text">+ <text:s text:c="4"/>mns[i] = sum / n</text:p>
      <text:p text:style-name="Preformatted_20_Text">+ <text:s text:c="2"/>}</text:p>
      <text:p text:style-name="Preformatted_20_Text">+ <text:s text:c="2"/>return(mns)</text:p>
      <text:p text:style-name="Preformatted_20_Text">+ }</text:p>
      <text:p text:style-name="Preformatted_20_Text">&gt; </text:p>
      <text:p text:style-name="Preformatted_20_Text">&gt; system.time(mns &lt;- slowmean(dat))</text:p>
      <text:p text:style-name="Preformatted_20_Text"><text:s text:c="3"/>user <text:s/>system elapsed </text:p>
      <text:p text:style-name="Preformatted_20_Text"><text:s text:c="2"/>0.104 <text:s text:c="2"/>0.000 <text:s text:c="2"/>0.104 </text:p>
      <text:p text:style-name="Preformatted_20_Text">&gt; </text:p>
      <text:p text:style-name="Preformatted_20_Text">&gt; system.time({m = dim(dat)[1];mns = rep(1,m) %*% dat / m})</text:p>
      <text:p text:style-name="Preformatted_20_Text"><text:s text:c="3"/>user <text:s/>system elapsed </text:p>
      <text:p text:style-name="Preformatted_20_Text"><text:s text:c="2"/>0.003 <text:s text:c="2"/>0.000 <text:s text:c="2"/>0.003 </text:p>
      <text:p text:style-name="Preformatted_20_Text">&gt; </text:p>
      <text:p text:style-name="Preformatted_20_Text">&gt; system.time(m &lt;- matrix(1:100,10000,100,byrow=TRUE))</text:p>
      <text:p text:style-name="Preformatted_20_Text"><text:s text:c="3"/>user <text:s/>system elapsed </text:p>
      <text:p text:style-name="Preformatted_20_Text"><text:s text:c="2"/>0.008 <text:s text:c="2"/>0.000 <text:s text:c="2"/>0.008 </text:p>
      <text:p text:style-name="Preformatted_20_Text">&gt; </text:p>
      <text:p text:style-name="Preformatted_20_Text">&gt; buildrow = function(){</text:p>
      <text:p text:style-name="Preformatted_20_Text">+ <text:s text:c="2"/>res = NULL</text:p>
      <text:p text:style-name="Preformatted_20_Text">+ <text:s text:c="2"/>for(i in 1:10000)res = rbind(res,1:100)</text:p>
      <text:p text:style-name="Preformatted_20_Text">+ <text:s text:c="2"/>res</text:p>
      <text:p text:style-name="Preformatted_20_Text">+ }</text:p>
      <text:p text:style-name="Preformatted_20_Text">&gt; </text:p>
      <text:p text:style-name="Preformatted_20_Text">&gt; system.time(buildrow())</text:p>
      <text:p text:style-name="Preformatted_20_Text"><text:s text:c="3"/>user <text:s/>system elapsed </text:p>
      <text:p text:style-name="Preformatted_20_Text"><text:s/>37.661 <text:s text:c="2"/>0.587 <text:s/>38.282 </text:p>
      <text:p text:style-name="Preformatted_20_Text">&gt; </text:p>
      <text:p text:style-name="Preformatted_20_Text">&gt; buildcol = function(){</text:p>
      <text:p text:style-name="Preformatted_20_Text">+ <text:s text:c="2"/>res = NULL</text:p>
      <text:p text:style-name="Preformatted_20_Text">+ <text:s text:c="2"/>for(i in 1:10000)res = cbind(res,1:100)</text:p>
      <text:p text:style-name="Preformatted_20_Text">+ <text:s text:c="2"/>t(res)</text:p>
      <text:p text:style-name="Preformatted_20_Text">+ }</text:p>
      <text:p text:style-name="Preformatted_20_Text">&gt; </text:p>
      <text:p text:style-name="Preformatted_20_Text"><text:soft-page-break/>&gt; system.time(buildcol())</text:p>
      <text:p text:style-name="Preformatted_20_Text"><text:s text:c="3"/>user <text:s/>system elapsed </text:p>
      <text:p text:style-name="Preformatted_20_Text"><text:s/>14.708 <text:s text:c="2"/>0.452 <text:s/>15.172 </text:p>
      <text:p text:style-name="Preformatted_20_Text">&gt; </text:p>
      <text:p text:style-name="Preformatted_20_Text">&gt; buildrow1 = function(){</text:p>
      <text:p text:style-name="Preformatted_20_Text">+ <text:s text:c="4"/>res = matrix(0,10000,100)</text:p>
      <text:p text:style-name="Preformatted_20_Text">+ <text:s text:c="6"/>for(i in 1:10000)res[i,] = 1:100</text:p>
      <text:p text:style-name="Preformatted_20_Text">+ <text:s text:c="10"/>res</text:p>
      <text:p text:style-name="Preformatted_20_Text">+ }</text:p>
      <text:p text:style-name="Preformatted_20_Text">&gt; system.time(buildrow1())</text:p>
      <text:p text:style-name="Preformatted_20_Text"><text:s text:c="3"/>user <text:s/>system elapsed </text:p>
      <text:p text:style-name="Preformatted_20_Text"><text:s text:c="2"/>0.028 <text:s text:c="2"/>0.000 <text:s text:c="2"/>0.031 </text:p>
      <text:p text:style-name="Preformatted_20_Text">&gt; </text:p>
      <text:p text:style-name="Preformatted_20_Text">&gt; somerow1 = function(){</text:p>
      <text:p text:style-name="Preformatted_20_Text">+ <text:s text:c="4"/>res = NULL</text:p>
      <text:p text:style-name="Preformatted_20_Text">+ <text:s text:c="6"/>for(i in 1:10000)if(runif(1) &lt; .5)res = rbind(res,1:100)</text:p>
      <text:p text:style-name="Preformatted_20_Text">+ <text:s text:c="10"/>res</text:p>
      <text:p text:style-name="Preformatted_20_Text">+ }</text:p>
      <text:p text:style-name="Preformatted_20_Text">&gt; system.time(somerow1())</text:p>
      <text:p text:style-name="Preformatted_20_Text"><text:s text:c="3"/>user <text:s/>system elapsed </text:p>
      <text:p text:style-name="Preformatted_20_Text"><text:s text:c="2"/>8.087 <text:s text:c="2"/>0.063 <text:s text:c="2"/>8.163 </text:p>
      <text:p text:style-name="Preformatted_20_Text">&gt; </text:p>
      <text:p text:style-name="Preformatted_20_Text">&gt; somerow2 = function(){</text:p>
      <text:p text:style-name="Preformatted_20_Text">+ <text:s text:c="4"/>res = matrix(0,10000,100)</text:p>
      <text:p text:style-name="Preformatted_20_Text">+ <text:s text:c="6"/>k = 0</text:p>
      <text:p text:style-name="Preformatted_20_Text">+ <text:s text:c="8"/>for(i in 1:10000)if(runif(1) &lt; .5){</text:p>
      <text:p text:style-name="Preformatted_20_Text">+ <text:s text:c="12"/>k = k + 1</text:p>
      <text:p text:style-name="Preformatted_20_Text">+ <text:s text:c="14"/>res[k,] = 1:100</text:p>
      <text:p text:style-name="Preformatted_20_Text">+ <text:s text:c="8"/>}</text:p>
      <text:p text:style-name="Preformatted_20_Text">+ <text:s text:c="8"/>res[1:k,]</text:p>
      <text:p text:style-name="Preformatted_20_Text">+ }</text:p>
      <text:p text:style-name="Preformatted_20_Text">&gt; system.time(somerow2())</text:p>
      <text:p text:style-name="Preformatted_20_Text"><text:s text:c="3"/>user <text:s/>system elapsed </text:p>
      <text:p text:style-name="Preformatted_20_Text"><text:s text:c="2"/>0.057 <text:s text:c="2"/>0.000 <text:s text:c="2"/>0.058 </text:p>
      <text:p text:style-name="Preformatted_20_Text">&gt; </text:p>
      <text:p text:style-name="Preformatted_20_Text">&gt; somerow3 = function(){</text:p>
      <text:p text:style-name="Preformatted_20_Text">+ <text:s text:c="4"/>res = list()</text:p>
      <text:p text:style-name="Preformatted_20_Text">+ <text:s text:c="6"/>for(i in 1:10000)if(runif(1) &lt; .5)res = c(res,list(1:100))</text:p>
      <text:p text:style-name="Preformatted_20_Text">+ <text:s text:c="10"/>do.call(rbind,res)</text:p>
      <text:p text:style-name="Preformatted_20_Text">+ }</text:p>
      <text:p text:style-name="Preformatted_20_Text">&gt; system.time(somerow3())</text:p>
      <text:p text:style-name="Preformatted_20_Text"><text:s text:c="3"/>user <text:s/>system elapsed </text:p>
      <text:p text:style-name="P1"><text:s text:c="2"/>0.242 <text:s text:c="2"/>0.000 <text:s text:c="2"/>0.243 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2T02:34:22.297548761</meta:creation-date>
    <dc:date>2020-03-02T02:36:01.531330891</dc:date>
    <meta:editing-duration>PT1M41S</meta:editing-duration>
    <meta:editing-cycles>1</meta:editing-cycles>
    <meta:document-statistic meta:table-count="0" meta:image-count="0" meta:object-count="0" meta:page-count="10" meta:paragraph-count="599" meta:word-count="2273" meta:character-count="16120" meta:non-whitespace-character-count="12180"/>
    <meta:generator>LibreOffice/6.1.5.2$Linux_X86_64 LibreOffice_project/10$Build-2</meta:generator>
  </office:meta>
</office:document-meta>
</file>